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5192" calcext:value-type="float">
            <text:p>39.2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2016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201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201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348" calcext:value-type="float">
            <text:p>39.2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201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7216" calcext:value-type="float">
            <text:p>39.4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201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201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384" calcext:value-type="float">
            <text:p>39.6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2768" calcext:value-type="float">
            <text:p>39.6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8176" calcext:value-type="float">
            <text:p>39.5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1703</text:p>
          </table:table-cell>
          <table:table-cell office:value-type="string" calcext:value-type="string">
            <text:p>9N 41W 27A:229265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